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os" style:family="table">
      <style:table-properties style:width="17.59cm" table:align="margins"/>
    </style:style>
    <style:style style:name="Modulos.A" style:family="table-column">
      <style:table-column-properties style:column-width="8.795cm" style:rel-column-width="32767*"/>
    </style:style>
    <style:style style:name="Modulos.B" style:family="table-column">
      <style:table-column-properties style:column-width="8.795cm" style:rel-column-width="32768*"/>
    </style:style>
    <style:style style:name="Modulos.A1" style:family="table-cell">
      <style:table-cell-properties fo:padding="0.097cm" fo:border="0.002cm solid #000000"/>
    </style:style>
    <style:style style:name="Modulos.A2" style:family="table-cell">
      <style:table-cell-properties fo:padding="0.097cm" fo:border-left="0.002cm solid #000000" fo:border-right="none" fo:border-top="none" fo:border-bottom="0.002cm solid #000000"/>
    </style:style>
    <style:style style:name="Modulos.B2" style:family="table-cell">
      <style:table-cell-properties fo:padding="0.097cm" fo:border-left="0.002cm solid #000000" fo:border-right="0.002cm solid #000000" fo:border-top="none" fo:border-bottom="0.002cm solid #000000"/>
    </style:style>
    <style:style style:name="Table1" style:family="table">
      <style:table-properties style:width="17.595cm" fo:margin-left="0cm" fo:margin-right="-0.005cm" table:align="margins"/>
    </style:style>
    <style:style style:name="Table1.A" style:family="table-column">
      <style:table-column-properties style:column-width="4.71cm" style:rel-column-width="2670*"/>
    </style:style>
    <style:style style:name="Table1.B" style:family="table-column">
      <style:table-column-properties style:column-width="12.885cm" style:rel-column-width="73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sans-serif" fo:font-size="12pt"/>
    </style:style>
    <style:style style:name="P2" style:family="paragraph" style:parent-style-name="Standard">
      <style:text-properties style:font-name="sans-serif" fo:font-size="12pt" fo:font-weight="bold" style:font-weight-asian="bold" style:font-weight-complex="bold"/>
    </style:style>
    <style:style style:name="P3" style:family="paragraph" style:parent-style-name="Standard">
      <style:text-properties style:font-name="sans-serif" fo:font-size="15.75pt"/>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style:font-name="sans-serif" fo:font-size="17.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stema Integral de Apoyo Administrativo y Docente (SIAAD)</text:p>
      <text:p text:style-name="Standard"/>
      <text:p text:style-name="Standard">La División de Electrónica y Computación necesita un sistema de apoyo a las labores administrativas que se llevan acabo dentro de los Departamentos de Electrónica y Ciencias Computacionales. Estas actividades están relacionadas a los horarios y asistencias de los profesores, asi como al control y revisión de la evidencia generada por cada curso al final de cada ciclo.</text:p>
      <text:p text:style-name="Standard"/>
      <text:p text:style-name="Standard">Para acelerar la codificación y facilitar el mantenimiento el proyecto deberá de ser desarrollado en módulos que agrupen funcionalidades parecidas, por lo que se ha decidido generar tres módulos, tomando en consideración que el modulo 3 necesitara del correcto funcionamiento del modulo 2 y 1.</text:p>
      <text:p text:style-name="Standard"/>
      <table:table table:name="Modulos" table:style-name="Modulos">
        <table:table-column table:style-name="Modulos.A"/>
        <table:table-column table:style-name="Modulos.B"/>
        <table:table-row>
          <table:table-cell table:style-name="Modulos.A1" table:number-columns-spanned="2" office:value-type="string">
            <text:p text:style-name="P5">Modulo 3</text:p>
            <text:p text:style-name="P5">Carta de Recomendación</text:p>
          </table:table-cell>
          <table:covered-table-cell/>
        </table:table-row>
        <table:table-row>
          <table:table-cell table:style-name="Modulos.A2" office:value-type="string">
            <text:p text:style-name="P5">Modulo 1 </text:p>
            <text:p text:style-name="P5">Asistencias</text:p>
          </table:table-cell>
          <table:table-cell table:style-name="Modulos.B2" office:value-type="string">
            <text:p text:style-name="P5">Modulo 2</text:p>
            <text:p text:style-name="P5"><text:s/>Evidencias</text:p>
          </table:table-cell>
        </table:table-row>
      </table:table>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Requisitos funcionales </text:span></text:p>
      <text:p text:style-name="P3">Requisito funcional 1 </text:p>
      <table:table table:name="Table1" table:style-name="Table1">
        <table:table-column table:style-name="Table1.A"/>
        <table:table-column table:style-name="Table1.B"/>
        <table:table-row>
          <table:table-cell table:style-name="Table1.A1" office:value-type="string">
            <text:p text:style-name="P1">Número de requisito</text:p>
          </table:table-cell>
          <table:table-cell table:style-name="Table1.B1" office:value-type="string">
            <text:p text:style-name="P1"><text:s/>RF1 </text:p>
          </table:table-cell>
        </table:table-row>
        <table:table-row>
          <table:table-cell table:style-name="Table1.A2" office:value-type="string">
            <text:p text:style-name="P1">Nombre de requisito</text:p>
          </table:table-cell>
          <table:table-cell table:style-name="Table1.B2" office:value-type="string">
            <text:p text:style-name="P1">Permitir la autenticación de los usuarios. </text:p>
          </table:table-cell>
        </table:table-row>
        <table:table-row>
          <table:table-cell table:style-name="Table1.A2" office:value-type="string">
            <text:p text:style-name="P1">Tipo </text:p>
          </table:table-cell>
          <table:table-cell table:style-name="Table1.B2" office:value-type="string">
            <text:p text:style-name="P1">Requisito </text:p>
          </table:table-cell>
        </table:table-row>
        <table:table-row>
          <table:table-cell table:style-name="Table1.A2" office:value-type="string">
            <text:p text:style-name="P1">Fuente del requisito</text:p>
          </table:table-cell>
          <table:table-cell table:style-name="Table1.B2" office:value-type="string">
            <text:p text:style-name="P1">BD Tabla: Usuarios Campos: nombre y contraseña</text:p>
          </table:table-cell>
        </table:table-row>
        <table:table-row>
          <table:table-cell table:style-name="Table1.A2" office:value-type="string">
            <text:p text:style-name="P1">Prioridad del requisito</text:p>
          </table:table-cell>
          <table:table-cell table:style-name="Table1.B2" office:value-type="string">
            <text:p text:style-name="P1">Alta</text:p>
          </table:table-cell>
        </table:table-row>
      </table:table>
      <text:p text:style-name="P3"/>
      <text:p text:style-name="P2">INTRODUCCION </text:p>
      <text:p text:style-name="P1">El sistema debe permitir el ingreso del nombre y password del usuario para </text:p>
      <text:p text:style-name="P1">realizar las diferentes funciones que tendrá cada uno. </text:p>
      <text:p text:style-name="P2">ENTRADAS </text:p>
      <text:p text:style-name="P1">Codigo("nombre" en su campo dentro de la BD), Correo, Tipo de Usuario (Maestro, Asistente, Revisor, Jefe de Departamento). </text:p>
      <text:p text:style-name="P2">PROCESOS </text:p>
      <text:p text:style-name="P1">El sistema pedirá la correspondiente identificación como administrador. Nos ubicamos en la parte de Usuarios del menú principal y escogemos Alta de Usuarios. El sistema pedirá los correspondientes datos del nuevo usuario luego verificara que no haya espacios en blanco, el codigo sea una cadena de solo numeros, el correo no se repita y se seleccionen combinacion de roles validos, en el caso de ningún error guardara los datos del nuevo usuario. </text:p>
      <text:p text:style-name="P3"/>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8:23:59.013000000</meta:creation-date>
    <dc:date>2015-06-09T11:20:59.15</dc:date>
    <meta:editing-duration>PT47M15S</meta:editing-duration>
    <meta:editing-cycles>4</meta:editing-cycles>
    <meta:generator>OpenOffice/4.0.1$Win32 OpenOffice.org_project/401m5$Build-9714</meta:generator>
    <meta:document-statistic meta:table-count="2" meta:image-count="0" meta:object-count="0" meta:page-count="2" meta:paragraph-count="30" meta:word-count="270" meta:character-count="1762"/>
    <dc:creator>Jesus Ley</dc:creator>
  </office:meta>
</office:document-meta>
</file>